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  <style:text-properties officeooo:paragraph-rsid="00330da2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text-indent="0in" style:auto-text-indent="false" style:writing-mode="lr-tb"/>
      <style:text-properties officeooo:paragraph-rsid="00175137"/>
    </style:style>
    <style:style style:name="P3" style:family="paragraph" style:parent-style-name="Text_20_body">
      <style:paragraph-properties fo:margin-left="0in" fo:margin-right="0in" fo:margin-top="0.0398in" fo:margin-bottom="0.0575in" style:contextual-spacing="false" fo:text-indent="0in" style:auto-text-indent="false" style:writing-mode="lr-tb"/>
      <style:text-properties fo:font-weight="bold" officeooo:rsid="00330da2" officeooo:paragraph-rsid="00330da2" style:font-weight-asian="bold" style:font-weight-complex="bold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style:writing-mode="lr-tb"/>
      <style:text-properties officeooo:paragraph-rsid="0013e59c"/>
    </style:style>
    <style:style style:name="P5" style:family="paragraph" style:parent-style-name="Text_20_body" style:list-style-name="L1">
      <style:paragraph-properties fo:margin-left="0in" fo:margin-right="0in" fo:text-indent="0in" style:auto-text-indent="false" style:writing-mode="lr-tb"/>
      <style:text-properties officeooo:paragraph-rsid="0013e59c"/>
    </style:style>
    <style:style style:name="P6" style:family="paragraph" style:parent-style-name="Text_20_body">
      <style:paragraph-properties fo:margin-left="0in" fo:margin-right="0in" fo:text-indent="0in" style:auto-text-indent="false" style:writing-mode="lr-tb"/>
      <style:text-properties officeooo:paragraph-rsid="001b5c8a"/>
    </style:style>
    <style:style style:name="P7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style:writing-mode="lr-tb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style:writing-mode="lr-tb"/>
      <style:text-properties officeooo:paragraph-rsid="001b5c8a"/>
    </style:style>
    <style:style style:name="P9" style:family="paragraph" style:parent-style-name="Text_20_body">
      <style:paragraph-properties fo:margin-left="0in" fo:margin-right="0in" fo:margin-top="0.0791in" fo:margin-bottom="0.0791in" style:contextual-spacing="false" fo:text-indent="0in" style:auto-text-indent="false" style:writing-mode="lr-tb"/>
      <style:text-properties officeooo:paragraph-rsid="001cae68"/>
    </style:style>
    <style:style style:name="P10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style:writing-mode="lr-tb"/>
    </style:style>
    <style:style style:name="P11" style:family="paragraph" style:parent-style-name="Text_20_body" style:list-style-name="L3">
      <style:paragraph-properties fo:margin-left="0in" fo:margin-right="0in" fo:margin-top="0in" fo:margin-bottom="0.0575in" style:contextual-spacing="false" fo:text-indent="0in" style:auto-text-indent="false" style:writing-mode="lr-tb"/>
      <style:text-properties officeooo:paragraph-rsid="001cae68"/>
    </style:style>
    <style:style style:name="P12" style:family="paragraph" style:parent-style-name="Text_20_body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style:writing-mode="lr-tb"/>
      <style:text-properties officeooo:paragraph-rsid="001cae68"/>
    </style:style>
    <style:style style:name="P14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style:writing-mode="lr-tb"/>
    </style:style>
    <style:style style:name="P15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style:writing-mode="lr-tb"/>
    </style:style>
    <style:style style:name="P17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style:writing-mode="lr-tb"/>
      <style:text-properties officeooo:rsid="002dc04f" officeooo:paragraph-rsid="002dc04f"/>
    </style:style>
    <style:style style:name="P18" style:family="paragraph" style:parent-style-name="Text_20_body" style:list-style-name="L5">
      <style:paragraph-properties fo:margin-left="0in" fo:margin-right="0in" fo:text-indent="0in" style:auto-text-indent="false" style:writing-mode="lr-tb"/>
      <style:text-properties officeooo:rsid="002dc04f" officeooo:paragraph-rsid="002dc04f"/>
    </style:style>
    <style:style style:name="P19" style:family="paragraph" style:parent-style-name="Text_20_body">
      <style:paragraph-properties fo:margin-left="0in" fo:margin-right="0in" fo:text-indent="0in" style:auto-text-indent="false" style:writing-mode="lr-tb"/>
      <style:text-properties officeooo:paragraph-rsid="0035dcb8"/>
    </style:style>
    <style:style style:name="P20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style:writing-mode="lr-tb"/>
      <style:text-properties officeooo:paragraph-rsid="002dc04f"/>
    </style:style>
    <style:style style:name="P21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style:writing-mode="lr-tb"/>
      <style:text-properties officeooo:rsid="002dc04f" officeooo:paragraph-rsid="002dc04f"/>
    </style:style>
    <style:style style:name="P22" style:family="paragraph" style:parent-style-name="Text_20_body">
      <style:paragraph-properties fo:margin-left="0in" fo:margin-right="0in" fo:margin-top="0.0791in" fo:margin-bottom="0.0791in" style:contextual-spacing="false" fo:text-indent="0in" style:auto-text-indent="false" style:writing-mode="lr-tb"/>
      <style:text-properties officeooo:paragraph-rsid="002e55a8"/>
    </style:style>
    <style:style style:name="P23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 style:writing-mode="lr-tb"/>
      <style:text-properties officeooo:paragraph-rsid="002e529b"/>
    </style:style>
    <style:style style:name="P24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 style:writing-mode="lr-tb"/>
      <style:text-properties officeooo:rsid="002e529b" officeooo:paragraph-rsid="002e529b"/>
    </style:style>
    <style:style style:name="P25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 style:writing-mode="lr-tb"/>
      <style:text-properties officeooo:rsid="00175137" officeooo:paragraph-rsid="00175137"/>
    </style:style>
    <style:style style:name="T1" style:family="text">
      <style:text-properties fo:font-size="13pt" fo:font-weight="bold" style:font-size-asian="13pt" style:font-size-complex="13pt"/>
    </style:style>
    <style:style style:name="T2" style:family="text">
      <style:text-properties fo:font-size="13pt" fo:font-weight="bold" officeooo:rsid="00330da2" style:font-size-asian="13pt" style:font-size-complex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style="normal" officeooo:rsid="00330da2" style:font-style-asian="normal" style:font-style-complex="normal"/>
    </style:style>
    <style:style style:name="T6" style:family="text">
      <style:text-properties fo:font-style="italic" officeooo:rsid="00330da2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/>
    </style:style>
    <style:style style:name="T9" style:family="text">
      <style:text-properties officeooo:rsid="0035dcb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8e599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officeooo:rsid="001b5c8a"/>
    </style:style>
    <style:style style:name="T15" style:family="text">
      <style:text-properties fo:font-weight="bold" officeooo:rsid="001b5c8a" style:font-weight-asian="bold" style:font-weight-complex="bold"/>
    </style:style>
    <style:style style:name="T16" style:family="text">
      <style:text-properties officeooo:rsid="001cae68"/>
    </style:style>
    <style:style style:name="T17" style:family="text">
      <style:text-properties fo:font-style="italic" officeooo:rsid="001cae68" style:font-style-asian="italic" style:font-style-complex="italic"/>
    </style:style>
    <style:style style:name="T18" style:family="text">
      <style:text-properties fo:font-style="normal" officeooo:rsid="001cae68" style:font-style-asian="normal" style:font-style-complex="normal"/>
    </style:style>
    <style:style style:name="T19" style:family="text">
      <style:text-properties fo:font-weight="bold" officeooo:rsid="0015ccd6"/>
    </style:style>
    <style:style style:name="T20" style:family="text">
      <style:text-properties officeooo:rsid="0013e59c"/>
    </style:style>
    <style:style style:name="T21" style:family="text">
      <style:text-properties officeooo:rsid="0015ccd6"/>
    </style:style>
    <style:style style:name="T22" style:family="text">
      <style:text-properties officeooo:rsid="002dc04f"/>
    </style:style>
    <style:style style:name="T23" style:family="text">
      <style:text-properties officeooo:rsid="00275691"/>
    </style:style>
    <style:style style:name="T24" style:family="text">
      <style:text-properties officeooo:rsid="00295c79"/>
    </style:style>
    <style:style style:name="T25" style:family="text">
      <style:text-properties officeooo:rsid="0027671a"/>
    </style:style>
    <style:style style:name="T26" style:family="text">
      <style:text-properties officeooo:rsid="002dbf31"/>
    </style:style>
    <style:style style:name="T27" style:family="text">
      <style:text-properties fo:font-weight="bold" officeooo:rsid="0015ccd6" style:font-weight-asian="bold" style:font-weight-complex="bold"/>
    </style:style>
    <style:style style:name="T28" style:family="text">
      <style:text-properties fo:font-weight="normal" officeooo:rsid="0015ccd6" style:font-weight-asian="normal" style:font-weight-complex="normal"/>
    </style:style>
    <style:style style:name="T29" style:family="text">
      <style:text-properties fo:font-weight="bold" officeooo:rsid="002e55a8"/>
    </style:style>
    <style:style style:name="T30" style:family="text">
      <style:text-properties fo:font-weight="bold" officeooo:rsid="002e55a8" style:font-weight-asian="bold" style:font-weight-complex="bold"/>
    </style:style>
    <style:style style:name="T31" style:family="text">
      <style:text-properties officeooo:rsid="002e55a8"/>
    </style:style>
    <style:style style:name="T32" style:family="text">
      <style:text-properties officeooo:rsid="002e529b"/>
    </style:style>
    <style:style style:name="T33" style:family="text">
      <style:text-properties officeooo:rsid="00175137"/>
    </style:style>
    <style:style style:name="T34" style:family="text">
      <style:text-properties officeooo:rsid="0018e59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961in" text:min-label-width="0.1965in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JahNoah </text:span></text:span><text:span text:style-name="Strong_20_Emphasis"><text:span text:style-name="T2">K. </text:span></text:span><text:span text:style-name="Strong_20_Emphasis"><text:span text:style-name="T1">Simpson</text:span></text:span><text:span text:style-name="T3"> - </text:span><text:span text:style-name="T4">Systems Solutions</text:span></text:p>
      <text:p text:style-name="P2"><text:span text:style-name="T5">Contact:</text:span><text:span text:style-name="T6"> </text:span><text:span text:style-name="T7">mail@</text:span><text:span text:style-name="Strong_20_Emphasis"><text:span text:style-name="T8">jahnoah.com</text:span></text:span> | Lauderhill, FL</text:p>
      <text:p text:style-name="P3">Notable Skills:</text:p>
      <text:list text:style-name="L1">
        <text:list-header>
          <text:p text:style-name="P4"><text:span text:style-name="Strong_20_Emphasis"><text:span text:style-name="T8">Programming:</text:span></text:span> Python, C++, Java, TypeScript, Arduino, Raspberry Pi, <text:span text:style-name="T9">Microcontrollers</text:span></text:p>
          <text:p text:style-name="P4"><text:span text:style-name="Strong_20_Emphasis"><text:span text:style-name="T8">Infrastructure &amp; Cloud:</text:span></text:span> Kubernetes, Cilium CNI, Gateway API, Linux servers, <text:span text:style-name="T9">Networking</text:span></text:p>
          <text:p text:style-name="P4"><text:span text:style-name="Strong_20_Emphasis"><text:span text:style-name="T8">Frontend &amp; Backend:</text:span></text:span> Vue, React, Node.js, WebComponents, PostgreSQL, Blockchain, APIs</text:p>
          <text:p text:style-name="P5"><text:span text:style-name="Strong_20_Emphasis"><text:span text:style-name="T8">Other:</text:span></text:span><text:span text:style-name="Strong_20_Emphasis"><text:span text:style-name="T10"> </text:span></text:span><text:span text:style-name="Strong_20_Emphasis"><text:span text:style-name="T11">Git, Markdown, Encryption, Robotics, Documentation, Mentoring, Communication</text:span></text:span></text:p>
        </text:list-header>
      </text:list>
      <text:p text:style-name="P6"><text:span text:style-name="Strong_20_Emphasis"><text:span text:style-name="T8">Freelance Systems </text:span></text:span><text:span text:style-name="Strong_20_Emphasis"><text:span text:style-name="T12">Engineer</text:span></text:span><text:span text:style-name="T12"> - </text:span><text:span text:style-name="T13">Systems Solutions</text:span> (Apr 2025 - Present)</text:p>
      <text:list text:style-name="L2">
        <text:list-item text:start-value="1">
          <text:p text:style-name="P7">Assisted <text:span text:style-name="T14">in developing integrated systems</text:span>, e-commerce shops, and blockchain applications</text:p>
        </text:list-item>
        <text:list-item text:start-value="2">
          <text:p text:style-name="P8">Set up remote environments for global access to mission-critical development infrastructure</text:p>
        </text:list-item>
        <text:list-item>
          <text:p text:style-name="P8">Delivered solutions for authors, <text:span text:style-name="T14">educators</text:span>, artists, political leaders, and <text:span text:style-name="T14">a variety of </text:span>businesses</text:p>
        </text:list-item>
        <text:list-item>
          <text:p text:style-name="P8"><text:span text:style-name="T14">Translated </text:span>complex technical concepts in<text:span text:style-name="T14">to mundane terminology for ease of receptivity</text:span></text:p>
        </text:list-item>
      </text:list>
      <text:p text:style-name="P9"><text:span text:style-name="Strong_20_Emphasis"><text:span text:style-name="T8">Licensed Insurance </text:span></text:span><text:span text:style-name="Strong_20_Emphasis"><text:span text:style-name="T12">Professional</text:span></text:span><text:span text:style-name="T12"> - USA</text:span><text:span text:style-name="T15">A</text:span> (May 2023 - Apr 2025)</text:p>
      <text:list text:style-name="L3">
        <text:list-item text:start-value="1">
          <text:p text:style-name="P10">Managed <text:span text:style-name="T14">member portfolios of up to </text:span>$1M, <text:span text:style-name="T14">specializing in jewelry and classic cars</text:span></text:p>
        </text:list-item>
        <text:list-item text:start-value="2">
          <text:p text:style-name="P10">Applied complex <text:span text:style-name="T14">systems analysis to </text:span>ensur<text:span text:style-name="T14">e </text:span>regulatory compliance and optimal coverage</text:p>
        </text:list-item>
        <text:list-item text:start-value="3">
          <text:p text:style-name="P10"><text:span text:style-name="T16">Highly regarded for </text:span>member satisfaction, excell<text:span text:style-name="T16">ing</text:span> in <text:span text:style-name="T16">both</text:span> de-escalation and problem-solving</text:p>
        </text:list-item>
        <text:list-item text:start-value="4">
          <text:p text:style-name="P11">Worked with a diverse <text:span text:style-name="T14">member</text:span> base, <text:span text:style-name="T16">honing empathy and care for </text:span><text:span text:style-name="T17">people,</text:span><text:span text:style-name="T18"> not just </text:span><text:span text:style-name="T17">“customers”</text:span></text:p>
        </text:list-item>
      </text:list>
      <text:p text:style-name="P12"><text:span text:style-name="Strong_20_Emphasis"><text:span text:style-name="T8">Computer Technician / </text:span></text:span><text:span text:style-name="Strong_20_Emphasis"><text:span text:style-name="T19">E-Commerce</text:span></text:span><text:span text:style-name="Strong_20_Emphasis"><text:span text:style-name="T8"> </text:span></text:span><text:span text:style-name="Strong_20_Emphasis"><text:span text:style-name="T12">Specialist</text:span></text:span><text:span text:style-name="T12"> - American Outlets</text:span> (Jun 2021 - Feb 202<text:span text:style-name="T20">3</text:span>)</text:p>
      <text:list text:style-name="L4">
        <text:list-item text:start-value="1">
          <text:p text:style-name="P13">Performed hardware/software <text:span text:style-name="T16">testing, </text:span>troubleshooting and repair for <text:span text:style-name="T16">hundreds </text:span><text:span text:style-name="T21">of</text:span> <text:span text:style-name="T16">devices</text:span></text:p>
        </text:list-item>
        <text:list-item text:start-value="2">
          <text:p text:style-name="P14">Maintained extensive documentation including inventory, defect logs, and photo records</text:p>
        </text:list-item>
        <text:list-item text:start-value="3">
          <text:p text:style-name="P14"><text:span text:style-name="T16">Handled all </text:span>storefront operations, <text:span text:style-name="T16">from </text:span>customer communications <text:span text:style-name="T16">to</text:span> listings and logistics</text:p>
        </text:list-item>
        <text:list-item text:start-value="4">
          <text:p text:style-name="P14"><text:span text:style-name="T16">Trained by my sublime seniors in</text:span> optimizing <text:span text:style-name="T16">systems to achieve immediate and lasting results</text:span></text:p>
        </text:list-item>
        <text:list-item text:start-value="5">
          <text:p text:style-name="P15"><text:span text:style-name="T22">Supported </text:span><text:span text:style-name="T23">grassroots </text:span><text:span text:style-name="T24">business</text:span><text:span text:style-name="T25"> </text:span>operations, <text:span text:style-name="T24">cultivating trust, respect, and </text:span><text:span text:style-name="T26">strong relationships</text:span></text:p>
        </text:list-item>
      </text:list>
      <text:p text:style-name="P12"><text:span text:style-name="Strong_20_Emphasis"><text:span text:style-name="T8">Software Development </text:span></text:span><text:span text:style-name="Strong_20_Emphasis"><text:span text:style-name="T12">Intern</text:span></text:span><text:span text:style-name="T12"> - Museum of Discovery and Science</text:span> (Nov 2017 - May 2019)</text:p>
      <text:list text:style-name="L5">
        <text:list-item text:start-value="1">
          <text:p text:style-name="P16">Developed mobile <text:span text:style-name="T22">augmented reality</text:span> <text:span text:style-name="T22">applications </text:span>using Unity <text:span text:style-name="T22">game engine </text:span>and Autodesk Maya</text:p>
        </text:list-item>
        <text:list-item text:start-value="2">
          <text:p text:style-name="P16">Collected and analyzed <text:span text:style-name="T22">in-person and virtual </text:span>feedback to <text:span text:style-name="T22">inform our iterative improvements</text:span></text:p>
        </text:list-item>
        <text:list-item>
          <text:p text:style-name="P17">Widespread adoption as a large-scale application developed solely by the museum’s interns</text:p>
        </text:list-item>
        <text:list-item text:start-value="3">
          <text:p text:style-name="P18">Team-orientated, multidisciplinary collaboration and continuous integration for production apps</text:p>
        </text:list-item>
      </text:list>
      <text:p text:style-name="P19"><text:span text:style-name="Strong_20_Emphasis"><text:span text:style-name="T8">Office Depot HQ </text:span></text:span><text:span text:style-name="Strong_20_Emphasis"><text:span text:style-name="T12">Hackathon </text:span></text:span><text:span text:style-name="T12">- 2nd Place </text:span><text:span text:style-name="T27">Winner</text:span><text:span text:style-name="T21"> </text:span><text:span text:style-name="Strong_20_Emphasis"><text:span text:style-name="T28">(2021)</text:span></text:span></text:p>
      <text:list text:style-name="L6">
        <text:list-item text:start-value="1">
          <text:p text:style-name="P20"><text:span text:style-name="T21">D</text:span>jango + AWS app to crowdsource goods and services during natural disasters - 24 hours</text:p>
        </text:list-item>
        <text:list-item>
          <text:p text:style-name="P21">Learned new tech on the fly and deployed masterful time and resource management skills</text:p>
        </text:list-item>
        <text:list-item>
          <text:p text:style-name="P21">Experienced immense value in having non-technical collaborators as the only programmer</text:p>
        </text:list-item>
      </text:list>
      <text:p text:style-name="P22"><text:span text:style-name="Strong_20_Emphasis"><text:span text:style-name="T8">FIRST Robotics</text:span></text:span><text:span text:style-name="Strong_20_Emphasis"><text:span text:style-name="T29"> Team 108 </text:span></text:span><text:a xlink:type="simple" xlink:href="https://www.frcteam108.org/" text:style-name="Internet_20_link" text:visited-style-name="Visited_20_Internet_20_Link"><text:span text:style-name="Strong_20_Emphasis"><text:span text:style-name="T29">SigmaC@</text:span></text:span><text:span text:style-name="Strong_20_Emphasis"><text:span text:style-name="T30">Ts</text:span></text:span></text:a><text:span text:style-name="Strong_20_Emphasis"><text:span text:style-name="T30"> </text:span></text:span><text:span text:style-name="T12">- Software Lead</text:span> (201<text:span text:style-name="T31">8</text:span>-2019)</text:p>
      <text:list text:style-name="L7">
        <text:list-item text:start-value="1">
          <text:p text:style-name="P23">Developed control systems <text:span text:style-name="T32">for autonomous</text:span> <text:span text:style-name="T32">way-finding</text:span>, <text:span text:style-name="T32">manual control, and hybrid modes</text:span></text:p>
        </text:list-item>
        <text:list-item>
          <text:p text:style-name="P24">Worked with a variety of baremetal APIs to turn complex mechanics into integrated systems</text:p>
        </text:list-item>
        <text:list-item>
          <text:p text:style-name="P23"><text:span text:style-name="T32">Studied and lead workshops </text:span><text:span text:style-name="T31">on </text:span><text:span text:style-name="T32">system design</text:span>, OpenCV vision tracking, <text:span text:style-name="T33">C++, Java, </text:span><text:span text:style-name="T32">and more</text:span></text:p>
        </text:list-item>
        <text:list-item>
          <text:p text:style-name="P25">Cherished, lifetime member, and looking forward to continued contributions as <text:span text:style-name="T34">a</text:span> team mentor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7T19:39:39.718279967</meta:creation-date>
    <dc:date>2026-03-31T17:19:10.700434358</dc:date>
    <meta:editing-duration>PT1H22M15S</meta:editing-duration>
    <meta:editing-cycles>16</meta:editing-cycles>
    <meta:generator>LibreOffice/25.2.3.2$Linux_X86_64 LibreOffice_project/520$Build-2</meta:generator>
    <meta:print-date>2026-03-31T16:33:20.872718545</meta:print-date>
    <meta:printed-by>PDF files</meta:printed-by>
    <meta:document-statistic meta:table-count="0" meta:image-count="0" meta:object-count="0" meta:page-count="1" meta:paragraph-count="37" meta:word-count="431" meta:character-count="3000" meta:non-whitespace-character-count="2634"/>
  </office:meta>
</office:document-meta>
</file>